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5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C6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C7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C8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C9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C10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C11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C12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C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16:44:39.2004407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3:33:03.411738831</meta:creation-date>
    <dc:date>2016-03-28T16:47:07.930570301</dc:date>
    <meta:editing-duration>PT2H3M55S</meta:editing-duration>
    <meta:editing-cycles>34</meta:editing-cycles>
    <meta:generator>LibreOffice/5.0.5.2$Linux_x86 LibreOffice_project/00m0$Build-2</meta:generator>
    <meta:document-statistic meta:table-count="1" meta:cell-count="37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'Sub Main

'End Sub
sub insertAnnotation(col, row, text)
    sheet = thiscomponent.getcurrentcontroller.activesheet
    cell = sheet.getCellByPosition(col, row) 
    sheet.Annotations.insertNew(cell.getCellAddress, text)
    cell.Annotation.isVisible = True
end sub

sub removeAnnotation(col, row)
    sheet = thiscomponent.getcurrentcontroller.activesheet
    cell = sheet.getCellByPosition(col, row)
    cell.clearContents( com.sun.star.sheet.CellFlags.ANNOTATION )
end sub


Sub macroBug1
	MsgBox("Lancement macros")
	
	dim document as object
	dim dispatcher as object
	
	document = ThisComponent.CurrentController.Frame
	dispatcher = createUnoService("com.sun.star.frame.DispatchHelper")
	
	dim args1(0) as new com.sun.star.beans.PropertyValue
	dim args2(0) as new com.sun.star.beans.PropertyValue

	args1(0).Name = "ToPoint"
	args1(0).Value = "$C$8"
	dispatcher.executeDispatch(document,".uno:GoToCell", "",0, args1())

	ThisComponent.CurrentController.select("$A$1")	
	
	removeAnnotation(0,0)
	insertAnnotation(0, 0, "ajout d'un commentaire")
	
	Dim Doc As Object
	Dim Sheet As Object
	Dim CellRangeAddress As New com.sun.star.table.CellRangeAddress
	Dim CellAddress As New com.sun.star.table.CellAddress

	Doc = ThisComponent
	Sheet = Doc.Sheets(0)
	
	
 	CellRangeAddress.Sheet = 0
	CellRangeAddress.StartColumn = 0
	CellRangeAddress.StartRow = 0
	CellRangeAddress.EndColumn = 0
	CellRangeAddress.EndRow = 0
 
	CellAddress.Sheet = 0
	CellAddress.Column = 1
	CellAddress.Row = 0
 
	Sheet.moveRange(CellAddress, CellRangeAddress)

	CellRangeAddress.Sheet = 0
	CellRangeAddress.StartColumn = 1
	CellRangeAddress.StartRow = 0
	CellRangeAddress.EndColumn = 1
	CellRangeAddress.EndRow = 0
 
	CellAddress.Sheet = 0
	CellAddress.Column = 2
	CellAddress.Row = 0
 
	Sheet.moveRange(CellAddress, CellRangeAddress)

	rem ----------------------------------------------------------------------
	dispatcher.executeDispatch(document, ".uno:Undo", "", 0, Array())

	rem ----------------------------------------------------------------------
	dispatcher.executeDispatch(document, ".uno:Undo", "", 0, Array())

	rem ----------------------------------------------------------------------
	dispatcher.executeDispatch(document, ".uno:Redo", "", 0, Array())
	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